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 one point in everyone’s lives comes a time of hardship. A time of confusion. A time of Fear.</text:p>
      <text:p text:style-name="P1"/>
      <text:p text:style-name="P1">Running. That’s all I know. Running from an unknown evil. I would look behind, to see what follows but I fear I already know.</text:p>
      <text:p text:style-name="P1"/>
      <text:p text:style-name="P1">A Man. Behind me runs a man. The man is ruthless and relentless in the chase.</text:p>
      <text:p text:style-name="P1"/>
      <text:p text:style-name="P1">Why does he chase me? I don’t know. All I know is running. Running down a hall that never ends. I turn down adjacent halls in hope of escape, but he is always there, always chasing.</text:p>
      <text:p text:style-name="P1"/>
      <text:p text:style-name="P1">Far down the hall from whence the door opened, colors turn to grey. It all looks the same now. Every window broken, every painting torn. Wallpaper hangs off the wall like a wilted flower.</text:p>
      <text:p text:style-name="P1"/>
      <text:p text:style-name="P1">When did everything fall to this? When did the sun fail to shine?</text:p>
      <text:p text:style-name="P1"/>
      <text:p text:style-name="P1">I have no time to ponder this for I have fallen over a fallen friend whose eyes stare glassily at the wall. “Why did this happen?” I whisper grabbing her cold hand. “Everything has a beginning and an end my dear. It is time for yours.”</text:p>
      <text:p text:style-name="P1"/>
      <text:p text:style-name="P1">Staring into the eyes of Time himself, I let go and follow him into the dark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204" meta:character-count="1046" meta:non-whitespace-character-count="850"/>
    <meta:generator>LibreOfficeDev/5.1.0.3$Linux_X86_64 LibreOffice_project/</meta:generator>
  </office:meta>
</office:document-meta>
</file>